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42791D5DF0215587547.png" manifest:media-type="image/png"/>
  <manifest:file-entry manifest:full-path="Pictures/10000001000003C400000427C8BE2AC5DC0C66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582cm" svg:y="2.023cm" svg:width="17cm" svg:height="18.745cm" draw:z-index="0"><draw:image xlink:href="Pictures/10000001000003C400000427C8BE2AC5DC0C66C7.png" xlink:type="simple" xlink:show="embed" xlink:actuate="onLoad" draw:mime-type="image/png"/></draw:frame></text:p>
      <text:p text:style-name="P1"/>
      <text:p text:style-name="Standard"><draw:frame draw:style-name="fr1" draw:name="Image2" text:anchor-type="char" svg:width="17cm" svg:height="18.745cm" draw:z-index="1"><draw:image xlink:href="Pictures/10000001000003C40000042791D5DF02155875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17:45.884525355</meta:creation-date>
    <dc:date>2023-11-27T23:19:07.057745864</dc:date>
    <meta:editing-duration>PT1M3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